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e6e6ff" draw:marker-start-width="0.276cm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heads_20_1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408cm" svg:x="3.401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81cm" svg:height="0.408cm" svg:x="3.401cm" svg:y="13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381cm" svg:height="0.408cm" svg:x="3.401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381cm" svg:height="0.408cm" svg:x="3.401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81cm" svg:height="0.408cm" svg:x="4.602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81cm" svg:height="0.408cm" svg:x="4.602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381cm" svg:height="0.408cm" svg:x="4.602cm" svg:y="1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381cm" svg:height="0.408cm" svg:x="4.602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408cm" svg:x="5.804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81cm" svg:height="0.408cm" svg:x="5.804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381cm" svg:height="0.408cm" svg:x="5.804cm" svg:y="1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381cm" svg:height="0.408cm" svg:x="5.804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81cm" svg:height="0.408cm" svg:x="7.005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81cm" svg:height="0.408cm" svg:x="7.005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381cm" svg:height="0.408cm" svg:x="7.005cm" svg:y="1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381cm" svg:height="0.408cm" svg:x="7.00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381cm" svg:height="0.408cm" svg:x="8.203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381cm" svg:height="0.408cm" svg:x="8.203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381cm" svg:height="0.408cm" svg:x="8.203cm" svg:y="1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381cm" svg:height="0.408cm" svg:x="8.203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.782cm" svg:y1="12.48cm" svg:x2="4.602cm" svg:y2="12.482cm" draw:start-shape="id1" draw:start-glue-point="10" draw:end-shape="id2" draw:end-glue-point="6" svg:d="M3782 12480h410v2h410" svg:viewBox="0 0 821 3">
          <text:p/>
        </draw:connector>
        <draw:connector draw:style-name="gr3" draw:text-style-name="P1" draw:layer="layout" svg:x1="4.983cm" svg:y1="12.482cm" svg:x2="5.804cm" svg:y2="12.482cm" draw:start-shape="id2" draw:start-glue-point="10" draw:end-shape="id3" draw:end-glue-point="6" svg:d="M4983 12482h821" svg:viewBox="0 0 822 1">
          <text:p/>
        </draw:connector>
        <draw:connector draw:style-name="gr3" draw:text-style-name="P1" draw:layer="layout" svg:x1="6.185cm" svg:y1="12.482cm" svg:x2="7.005cm" svg:y2="12.482cm" draw:start-shape="id3" draw:start-glue-point="10" draw:end-shape="id4" draw:end-glue-point="6" svg:d="M6185 12482h820" svg:viewBox="0 0 821 1">
          <text:p/>
        </draw:connector>
        <draw:connector draw:style-name="gr3" draw:text-style-name="P1" draw:layer="layout" svg:x1="3.782cm" svg:y1="13.673cm" svg:x2="4.602cm" svg:y2="13.675cm" draw:start-shape="id5" draw:start-glue-point="10" draw:end-shape="id6" draw:end-glue-point="6" svg:d="M3782 13673h410v2h410" svg:viewBox="0 0 821 3">
          <text:p/>
        </draw:connector>
        <draw:connector draw:style-name="gr3" draw:text-style-name="P1" draw:layer="layout" svg:x1="3.592cm" svg:y1="12.684cm" svg:x2="3.592cm" svg:y2="13.469cm" draw:start-shape="id1" draw:start-glue-point="8" draw:end-shape="id5" draw:end-glue-point="4" svg:d="M3592 12684v785" svg:viewBox="0 0 1 786">
          <text:p/>
        </draw:connector>
        <draw:connector draw:style-name="gr3" draw:text-style-name="P1" draw:layer="layout" svg:x1="4.793cm" svg:y1="12.686cm" svg:x2="4.793cm" svg:y2="13.471cm" draw:start-shape="id2" draw:start-glue-point="8" draw:end-shape="id6" draw:end-glue-point="4" svg:d="M4793 12686v785" svg:viewBox="0 0 1 786">
          <text:p/>
        </draw:connector>
        <draw:connector draw:style-name="gr3" draw:text-style-name="P1" draw:layer="layout" svg:x1="4.983cm" svg:y1="13.675cm" svg:x2="5.804cm" svg:y2="13.675cm" draw:start-shape="id6" draw:start-glue-point="10" draw:end-shape="id7" draw:end-glue-point="6" svg:d="M4983 13675h821" svg:viewBox="0 0 822 1">
          <text:p/>
        </draw:connector>
        <draw:connector draw:style-name="gr3" draw:text-style-name="P1" draw:layer="layout" svg:x1="3.592cm" svg:y1="13.877cm" svg:x2="3.592cm" svg:y2="14.663cm" draw:start-shape="id5" draw:start-glue-point="8" draw:end-shape="id8" draw:end-glue-point="4" svg:d="M3592 13877v786" svg:viewBox="0 0 1 787">
          <text:p/>
        </draw:connector>
        <draw:connector draw:style-name="gr3" draw:text-style-name="P1" draw:layer="layout" svg:x1="3.592cm" svg:y1="15.071cm" svg:x2="3.592cm" svg:y2="15.853cm" draw:start-shape="id8" draw:start-glue-point="8" draw:end-shape="id9" draw:end-glue-point="4" svg:d="M3592 15071v782" svg:viewBox="0 0 1 783">
          <text:p/>
        </draw:connector>
        <draw:connector draw:style-name="gr3" draw:text-style-name="P1" draw:layer="layout" svg:x1="3.782cm" svg:y1="14.867cm" svg:x2="4.602cm" svg:y2="14.869cm" draw:start-shape="id8" draw:start-glue-point="10" draw:end-shape="id10" draw:end-glue-point="6" svg:d="M3782 14867h410v2h410" svg:viewBox="0 0 821 3">
          <text:p/>
        </draw:connector>
        <draw:connector draw:style-name="gr3" draw:text-style-name="P1" draw:layer="layout" svg:x1="4.793cm" svg:y1="13.879cm" svg:x2="4.793cm" svg:y2="14.665cm" draw:start-shape="id6" draw:start-glue-point="8" draw:end-shape="id10" draw:end-glue-point="4" svg:d="M4793 13879v786" svg:viewBox="0 0 1 787">
          <text:p/>
        </draw:connector>
        <draw:connector draw:style-name="gr3" draw:text-style-name="P1" draw:layer="layout" svg:x1="5.995cm" svg:y1="13.879cm" svg:x2="5.995cm" svg:y2="14.665cm" draw:start-shape="id7" draw:start-glue-point="8" draw:end-shape="id11" draw:end-glue-point="4" svg:d="M5995 13879v786" svg:viewBox="0 0 1 787">
          <text:p/>
        </draw:connector>
        <draw:connector draw:style-name="gr3" draw:text-style-name="P1" draw:layer="layout" svg:x1="3.782cm" svg:y1="16.057cm" svg:x2="4.602cm" svg:y2="16.059cm" draw:start-shape="id9" draw:start-glue-point="10" draw:end-shape="id12" draw:end-glue-point="6" svg:d="M3782 16057h410v2h410" svg:viewBox="0 0 821 3">
          <text:p/>
        </draw:connector>
        <draw:connector draw:style-name="gr3" draw:text-style-name="P1" draw:layer="layout" svg:x1="4.793cm" svg:y1="15.073cm" svg:x2="4.793cm" svg:y2="15.855cm" draw:start-shape="id10" draw:start-glue-point="8" draw:end-shape="id12" draw:end-glue-point="4" svg:d="M4793 15073v782" svg:viewBox="0 0 1 783">
          <text:p/>
        </draw:connector>
        <draw:connector draw:style-name="gr3" draw:text-style-name="P1" draw:layer="layout" svg:x1="4.983cm" svg:y1="14.869cm" svg:x2="5.804cm" svg:y2="14.869cm" draw:start-shape="id10" draw:start-glue-point="10" draw:end-shape="id11" draw:end-glue-point="6" svg:d="M4983 14869h821" svg:viewBox="0 0 822 1">
          <text:p/>
        </draw:connector>
        <draw:connector draw:style-name="gr3" draw:text-style-name="P1" draw:layer="layout" svg:x1="4.983cm" svg:y1="16.059cm" svg:x2="5.804cm" svg:y2="16.059cm" draw:start-shape="id12" draw:start-glue-point="10" draw:end-shape="id13" draw:end-glue-point="6" svg:d="M4983 16059h821" svg:viewBox="0 0 822 1">
          <text:p/>
        </draw:connector>
        <draw:connector draw:style-name="gr3" draw:text-style-name="P1" draw:layer="layout" svg:x1="5.995cm" svg:y1="15.073cm" svg:x2="5.995cm" svg:y2="15.855cm" draw:start-shape="id11" draw:start-glue-point="8" draw:end-shape="id13" draw:end-glue-point="4" svg:d="M5995 15073v782" svg:viewBox="0 0 1 783">
          <text:p/>
        </draw:connector>
        <draw:connector draw:style-name="gr3" draw:text-style-name="P1" draw:layer="layout" svg:x1="5.995cm" svg:y1="12.686cm" svg:x2="5.995cm" svg:y2="13.471cm" draw:start-shape="id3" draw:start-glue-point="8" draw:end-shape="id7" draw:end-glue-point="4" svg:d="M5995 12686v785" svg:viewBox="0 0 1 786">
          <text:p/>
        </draw:connector>
        <draw:connector draw:style-name="gr3" draw:text-style-name="P1" draw:layer="layout" svg:x1="8.394cm" svg:y1="12.686cm" svg:x2="8.394cm" svg:y2="13.471cm" draw:start-shape="id14" draw:start-glue-point="8" draw:end-shape="id15" draw:end-glue-point="4" svg:d="M8394 12686v785" svg:viewBox="0 0 1 786">
          <text:p/>
        </draw:connector>
        <draw:connector draw:style-name="gr3" draw:text-style-name="P1" draw:layer="layout" svg:x1="7.196cm" svg:y1="12.686cm" svg:x2="7.196cm" svg:y2="13.471cm" draw:start-shape="id4" draw:start-glue-point="8" draw:end-shape="id16" draw:end-glue-point="4" svg:d="M7196 12686v785" svg:viewBox="0 0 1 786">
          <text:p/>
        </draw:connector>
        <draw:connector draw:style-name="gr3" draw:text-style-name="P1" draw:layer="layout" svg:x1="6.185cm" svg:y1="13.675cm" svg:x2="7.005cm" svg:y2="13.675cm" draw:start-shape="id7" draw:start-glue-point="10" draw:end-shape="id16" draw:end-glue-point="6" svg:d="M6185 13675h820" svg:viewBox="0 0 821 1">
          <text:p/>
        </draw:connector>
        <draw:connector draw:style-name="gr3" draw:text-style-name="P1" draw:layer="layout" svg:x1="6.185cm" svg:y1="14.869cm" svg:x2="7.005cm" svg:y2="14.869cm" draw:start-shape="id11" draw:start-glue-point="10" draw:end-shape="id17" draw:end-glue-point="6" svg:d="M6185 14869h820" svg:viewBox="0 0 821 1">
          <text:p/>
        </draw:connector>
        <draw:connector draw:style-name="gr3" draw:text-style-name="P1" draw:layer="layout" svg:x1="7.196cm" svg:y1="13.879cm" svg:x2="7.196cm" svg:y2="14.665cm" draw:start-shape="id16" draw:start-glue-point="8" draw:end-shape="id17" draw:end-glue-point="4" svg:d="M7196 13879v786" svg:viewBox="0 0 1 787">
          <text:p/>
        </draw:connector>
        <draw:connector draw:style-name="gr3" draw:text-style-name="P1" draw:layer="layout" svg:x1="7.386cm" svg:y1="13.675cm" svg:x2="8.203cm" svg:y2="13.675cm" draw:start-shape="id16" draw:start-glue-point="10" draw:end-shape="id15" draw:end-glue-point="6" svg:d="M7386 13675h817" svg:viewBox="0 0 818 1">
          <text:p/>
        </draw:connector>
        <draw:connector draw:style-name="gr3" draw:text-style-name="P1" draw:layer="layout" svg:x1="7.386cm" svg:y1="12.482cm" svg:x2="8.203cm" svg:y2="12.482cm" draw:start-shape="id4" draw:start-glue-point="10" draw:end-shape="id14" draw:end-glue-point="6" svg:d="M7386 12482h817" svg:viewBox="0 0 818 1">
          <text:p/>
        </draw:connector>
        <draw:connector draw:style-name="gr3" draw:text-style-name="P1" draw:layer="layout" svg:x1="8.394cm" svg:y1="13.879cm" svg:x2="8.394cm" svg:y2="14.665cm" draw:start-shape="id15" draw:start-glue-point="8" draw:end-shape="id18" draw:end-glue-point="4" svg:d="M8394 13879v786" svg:viewBox="0 0 1 787">
          <text:p/>
        </draw:connector>
        <draw:connector draw:style-name="gr3" draw:text-style-name="P1" draw:layer="layout" svg:x1="7.386cm" svg:y1="14.869cm" svg:x2="8.203cm" svg:y2="14.869cm" draw:start-shape="id17" draw:start-glue-point="10" draw:end-shape="id18" draw:end-glue-point="6" svg:d="M7386 14869h817" svg:viewBox="0 0 818 1">
          <text:p/>
        </draw:connector>
        <draw:connector draw:style-name="gr3" draw:text-style-name="P1" draw:layer="layout" svg:x1="7.196cm" svg:y1="15.073cm" svg:x2="7.196cm" svg:y2="15.855cm" draw:start-shape="id17" draw:start-glue-point="8" draw:end-shape="id19" draw:end-glue-point="4" svg:d="M7196 15073v782" svg:viewBox="0 0 1 783">
          <text:p/>
        </draw:connector>
        <draw:connector draw:style-name="gr3" draw:text-style-name="P1" draw:layer="layout" svg:x1="6.185cm" svg:y1="16.059cm" svg:x2="7.005cm" svg:y2="16.059cm" draw:start-shape="id13" draw:start-glue-point="10" draw:end-shape="id19" draw:end-glue-point="6" svg:d="M6185 16059h820" svg:viewBox="0 0 821 1">
          <text:p/>
        </draw:connector>
        <draw:connector draw:style-name="gr3" draw:text-style-name="P1" draw:layer="layout" svg:x1="7.386cm" svg:y1="16.059cm" svg:x2="8.203cm" svg:y2="16.059cm" draw:start-shape="id19" draw:start-glue-point="10" draw:end-shape="id20" draw:end-glue-point="6" svg:d="M7386 16059h817" svg:viewBox="0 0 818 1">
          <text:p/>
        </draw:connector>
        <draw:connector draw:style-name="gr3" draw:text-style-name="P1" draw:layer="layout" svg:x1="8.394cm" svg:y1="15.073cm" svg:x2="8.394cm" svg:y2="15.855cm" draw:start-shape="id18" draw:start-glue-point="8" draw:end-shape="id20" draw:end-glue-point="4" svg:d="M8394 15073v782" svg:viewBox="0 0 1 783">
          <text:p/>
        </draw:connector>
        <draw:custom-shape draw:style-name="gr1" draw:text-style-name="P1" xml:id="id21" draw:id="id21" draw:layer="layout" svg:width="0.381cm" svg:height="0.408cm" svg:x="10.503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381cm" svg:height="0.408cm" svg:x="10.503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381cm" svg:height="0.408cm" svg:x="10.503cm" svg:y="14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381cm" svg:height="0.408cm" svg:x="10.503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381cm" svg:height="0.408cm" svg:x="11.704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381cm" svg:height="0.408cm" svg:x="11.704cm" svg:y="1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381cm" svg:height="0.408cm" svg:x="11.704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381cm" svg:height="0.408cm" svg:x="11.704cm" svg:y="15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381cm" svg:height="0.408cm" svg:x="12.906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381cm" svg:height="0.408cm" svg:x="12.906cm" svg:y="1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381cm" svg:height="0.408cm" svg:x="12.906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381cm" svg:height="0.408cm" svg:x="12.906cm" svg:y="15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381cm" svg:height="0.408cm" svg:x="14.107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381cm" svg:height="0.408cm" svg:x="14.107cm" svg:y="1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381cm" svg:height="0.408cm" svg:x="14.107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381cm" svg:height="0.408cm" svg:x="14.107cm" svg:y="15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381cm" svg:height="0.408cm" svg:x="15.305cm" svg:y="1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381cm" svg:height="0.408cm" svg:x="15.305cm" svg:y="1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381cm" svg:height="0.408cm" svg:x="15.305cm" svg:y="1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0.381cm" svg:height="0.408cm" svg:x="15.305cm" svg:y="15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0.884cm" svg:y1="12.482cm" svg:x2="11.704cm" svg:y2="12.484cm" draw:start-shape="id21" draw:start-glue-point="10" draw:end-shape="id22" draw:end-glue-point="6" svg:d="M10884 12482h410v2h410" svg:viewBox="0 0 821 3">
          <text:p/>
        </draw:connector>
        <draw:connector draw:style-name="gr3" draw:text-style-name="P1" draw:layer="layout" svg:x1="12.085cm" svg:y1="12.484cm" svg:x2="12.906cm" svg:y2="12.484cm" draw:start-shape="id22" draw:start-glue-point="10" draw:end-shape="id23" draw:end-glue-point="6" svg:d="M12085 12484h821" svg:viewBox="0 0 822 1">
          <text:p/>
        </draw:connector>
        <draw:connector draw:style-name="gr3" draw:text-style-name="P1" draw:layer="layout" svg:x1="13.287cm" svg:y1="12.484cm" svg:x2="14.107cm" svg:y2="12.484cm" draw:start-shape="id23" draw:start-glue-point="10" draw:end-shape="id24" draw:end-glue-point="6" svg:d="M13287 12484h820" svg:viewBox="0 0 821 1">
          <text:p/>
        </draw:connector>
        <draw:connector draw:style-name="gr3" draw:text-style-name="P1" draw:layer="layout" svg:x1="10.884cm" svg:y1="13.675cm" svg:x2="11.704cm" svg:y2="13.677cm" draw:start-shape="id25" draw:start-glue-point="10" draw:end-shape="id26" draw:end-glue-point="6" svg:d="M10884 13675h410v2h410" svg:viewBox="0 0 821 3">
          <text:p/>
        </draw:connector>
        <draw:connector draw:style-name="gr5" draw:text-style-name="P1" draw:layer="layout" svg:x1="10.694cm" svg:y1="12.686cm" svg:x2="10.694cm" svg:y2="13.471cm" draw:start-shape="id21" draw:start-glue-point="8" draw:end-shape="id25" draw:end-glue-point="4" svg:d="M10694 12686v785" svg:viewBox="0 0 1 786">
          <text:p/>
        </draw:connector>
        <draw:connector draw:style-name="gr3" draw:text-style-name="P1" draw:layer="layout" svg:x1="11.895cm" svg:y1="12.688cm" svg:x2="11.895cm" svg:y2="13.473cm" draw:start-shape="id22" draw:start-glue-point="8" draw:end-shape="id26" draw:end-glue-point="4" svg:d="M11895 12688v785" svg:viewBox="0 0 1 786">
          <text:p/>
        </draw:connector>
        <draw:connector draw:style-name="gr3" draw:text-style-name="P1" draw:layer="layout" svg:x1="12.085cm" svg:y1="13.677cm" svg:x2="12.906cm" svg:y2="13.677cm" draw:start-shape="id26" draw:start-glue-point="10" draw:end-shape="id27" draw:end-glue-point="6" svg:d="M12085 13677h821" svg:viewBox="0 0 822 1">
          <text:p/>
        </draw:connector>
        <draw:connector draw:style-name="gr6" draw:text-style-name="P1" draw:layer="layout" svg:x1="10.694cm" svg:y1="13.879cm" svg:x2="10.694cm" svg:y2="14.665cm" draw:start-shape="id25" draw:start-glue-point="8" draw:end-shape="id28" draw:end-glue-point="4" svg:d="M10694 13879v786" svg:viewBox="0 0 1 787">
          <text:p/>
        </draw:connector>
        <draw:connector draw:style-name="gr3" draw:text-style-name="P1" draw:layer="layout" svg:x1="10.694cm" svg:y1="15.073cm" svg:x2="10.694cm" svg:y2="15.855cm" draw:start-shape="id28" draw:start-glue-point="8" draw:end-shape="id29" draw:end-glue-point="4" svg:d="M10694 15073v782" svg:viewBox="0 0 1 783">
          <text:p/>
        </draw:connector>
        <draw:connector draw:style-name="gr3" draw:text-style-name="P1" draw:layer="layout" svg:x1="10.884cm" svg:y1="14.869cm" svg:x2="11.704cm" svg:y2="14.871cm" draw:start-shape="id28" draw:start-glue-point="10" draw:end-shape="id30" draw:end-glue-point="6" svg:d="M10884 14869h410v2h410" svg:viewBox="0 0 821 3">
          <text:p/>
        </draw:connector>
        <draw:connector draw:style-name="gr3" draw:text-style-name="P1" draw:layer="layout" svg:x1="11.895cm" svg:y1="13.881cm" svg:x2="11.895cm" svg:y2="14.667cm" draw:start-shape="id26" draw:start-glue-point="8" draw:end-shape="id30" draw:end-glue-point="4" svg:d="M11895 13881v786" svg:viewBox="0 0 1 787">
          <text:p/>
        </draw:connector>
        <draw:connector draw:style-name="gr3" draw:text-style-name="P1" draw:layer="layout" svg:x1="13.097cm" svg:y1="13.881cm" svg:x2="13.097cm" svg:y2="14.667cm" draw:start-shape="id27" draw:start-glue-point="8" draw:end-shape="id31" draw:end-glue-point="4" svg:d="M13097 13881v786" svg:viewBox="0 0 1 787">
          <text:p/>
        </draw:connector>
        <draw:connector draw:style-name="gr3" draw:text-style-name="P1" draw:layer="layout" svg:x1="10.884cm" svg:y1="16.059cm" svg:x2="11.704cm" svg:y2="16.061cm" draw:start-shape="id29" draw:start-glue-point="10" draw:end-shape="id32" draw:end-glue-point="6" svg:d="M10884 16059h410v2h410" svg:viewBox="0 0 821 3">
          <text:p/>
        </draw:connector>
        <draw:connector draw:style-name="gr3" draw:text-style-name="P1" draw:layer="layout" svg:x1="11.895cm" svg:y1="15.075cm" svg:x2="11.895cm" svg:y2="15.857cm" draw:start-shape="id30" draw:start-glue-point="8" draw:end-shape="id32" draw:end-glue-point="4" svg:d="M11895 15075v782" svg:viewBox="0 0 1 783">
          <text:p/>
        </draw:connector>
        <draw:connector draw:style-name="gr3" draw:text-style-name="P1" draw:layer="layout" svg:x1="12.085cm" svg:y1="14.871cm" svg:x2="12.906cm" svg:y2="14.871cm" draw:start-shape="id30" draw:start-glue-point="10" draw:end-shape="id31" draw:end-glue-point="6" svg:d="M12085 14871h821" svg:viewBox="0 0 822 1">
          <text:p/>
        </draw:connector>
        <draw:connector draw:style-name="gr3" draw:text-style-name="P1" draw:layer="layout" svg:x1="12.085cm" svg:y1="16.061cm" svg:x2="12.906cm" svg:y2="16.061cm" draw:start-shape="id32" draw:start-glue-point="10" draw:end-shape="id33" draw:end-glue-point="6" svg:d="M12085 16061h821" svg:viewBox="0 0 822 1">
          <text:p/>
        </draw:connector>
        <draw:connector draw:style-name="gr3" draw:text-style-name="P1" draw:layer="layout" svg:x1="13.097cm" svg:y1="15.075cm" svg:x2="13.097cm" svg:y2="15.857cm" draw:start-shape="id31" draw:start-glue-point="8" draw:end-shape="id33" draw:end-glue-point="4" svg:d="M13097 15075v782" svg:viewBox="0 0 1 783">
          <text:p/>
        </draw:connector>
        <draw:connector draw:style-name="gr3" draw:text-style-name="P1" draw:layer="layout" svg:x1="13.097cm" svg:y1="12.688cm" svg:x2="13.097cm" svg:y2="13.473cm" draw:start-shape="id23" draw:start-glue-point="8" draw:end-shape="id27" draw:end-glue-point="4" svg:d="M13097 12688v785" svg:viewBox="0 0 1 786">
          <text:p/>
        </draw:connector>
        <draw:connector draw:style-name="gr3" draw:text-style-name="P1" draw:layer="layout" svg:x1="15.496cm" svg:y1="12.688cm" svg:x2="15.496cm" svg:y2="13.473cm" draw:start-shape="id34" draw:start-glue-point="8" draw:end-shape="id35" draw:end-glue-point="4" svg:d="M15496 12688v785" svg:viewBox="0 0 1 786">
          <text:p/>
        </draw:connector>
        <draw:connector draw:style-name="gr3" draw:text-style-name="P1" draw:layer="layout" svg:x1="14.298cm" svg:y1="12.688cm" svg:x2="14.298cm" svg:y2="13.473cm" draw:start-shape="id24" draw:start-glue-point="8" draw:end-shape="id36" draw:end-glue-point="4" svg:d="M14298 12688v785" svg:viewBox="0 0 1 786">
          <text:p/>
        </draw:connector>
        <draw:connector draw:style-name="gr3" draw:text-style-name="P1" draw:layer="layout" svg:x1="13.287cm" svg:y1="13.677cm" svg:x2="14.107cm" svg:y2="13.677cm" draw:start-shape="id27" draw:start-glue-point="10" draw:end-shape="id36" draw:end-glue-point="6" svg:d="M13287 13677h820" svg:viewBox="0 0 821 1">
          <text:p/>
        </draw:connector>
        <draw:connector draw:style-name="gr3" draw:text-style-name="P1" draw:layer="layout" svg:x1="13.287cm" svg:y1="14.871cm" svg:x2="14.107cm" svg:y2="14.871cm" draw:start-shape="id31" draw:start-glue-point="10" draw:end-shape="id37" draw:end-glue-point="6" svg:d="M13287 14871h820" svg:viewBox="0 0 821 1">
          <text:p/>
        </draw:connector>
        <draw:connector draw:style-name="gr3" draw:text-style-name="P1" draw:layer="layout" svg:x1="14.298cm" svg:y1="13.881cm" svg:x2="14.298cm" svg:y2="14.667cm" draw:start-shape="id36" draw:start-glue-point="8" draw:end-shape="id37" draw:end-glue-point="4" svg:d="M14298 13881v786" svg:viewBox="0 0 1 787">
          <text:p/>
        </draw:connector>
        <draw:connector draw:style-name="gr3" draw:text-style-name="P1" draw:layer="layout" svg:x1="14.488cm" svg:y1="13.677cm" svg:x2="15.305cm" svg:y2="13.677cm" draw:start-shape="id36" draw:start-glue-point="10" draw:end-shape="id35" draw:end-glue-point="6" svg:d="M14488 13677h817" svg:viewBox="0 0 818 1">
          <text:p/>
        </draw:connector>
        <draw:connector draw:style-name="gr3" draw:text-style-name="P1" draw:layer="layout" svg:x1="14.488cm" svg:y1="12.484cm" svg:x2="15.305cm" svg:y2="12.484cm" draw:start-shape="id24" draw:start-glue-point="10" draw:end-shape="id34" draw:end-glue-point="6" svg:d="M14488 12484h817" svg:viewBox="0 0 818 1">
          <text:p/>
        </draw:connector>
        <draw:connector draw:style-name="gr3" draw:text-style-name="P1" draw:layer="layout" svg:x1="15.496cm" svg:y1="13.881cm" svg:x2="15.496cm" svg:y2="14.667cm" draw:start-shape="id35" draw:start-glue-point="8" draw:end-shape="id38" draw:end-glue-point="4" svg:d="M15496 13881v786" svg:viewBox="0 0 1 787">
          <text:p/>
        </draw:connector>
        <draw:connector draw:style-name="gr3" draw:text-style-name="P1" draw:layer="layout" svg:x1="14.488cm" svg:y1="14.871cm" svg:x2="15.305cm" svg:y2="14.871cm" draw:start-shape="id37" draw:start-glue-point="10" draw:end-shape="id38" draw:end-glue-point="6" svg:d="M14488 14871h817" svg:viewBox="0 0 818 1">
          <text:p/>
        </draw:connector>
        <draw:connector draw:style-name="gr3" draw:text-style-name="P1" draw:layer="layout" svg:x1="14.298cm" svg:y1="15.075cm" svg:x2="14.298cm" svg:y2="15.857cm" draw:start-shape="id37" draw:start-glue-point="8" draw:end-shape="id39" draw:end-glue-point="4" svg:d="M14298 15075v782" svg:viewBox="0 0 1 783">
          <text:p/>
        </draw:connector>
        <draw:connector draw:style-name="gr3" draw:text-style-name="P1" draw:layer="layout" svg:x1="13.287cm" svg:y1="16.061cm" svg:x2="14.107cm" svg:y2="16.061cm" draw:start-shape="id33" draw:start-glue-point="10" draw:end-shape="id39" draw:end-glue-point="6" svg:d="M13287 16061h820" svg:viewBox="0 0 821 1">
          <text:p/>
        </draw:connector>
        <draw:connector draw:style-name="gr3" draw:text-style-name="P1" draw:layer="layout" svg:x1="14.488cm" svg:y1="16.061cm" svg:x2="15.305cm" svg:y2="16.061cm" draw:start-shape="id39" draw:start-glue-point="10" draw:end-shape="id40" draw:end-glue-point="6" svg:d="M14488 16061h817" svg:viewBox="0 0 818 1">
          <text:p/>
        </draw:connector>
        <draw:connector draw:style-name="gr3" draw:text-style-name="P1" draw:layer="layout" svg:x1="15.496cm" svg:y1="15.075cm" svg:x2="15.496cm" svg:y2="15.857cm" draw:start-shape="id38" draw:start-glue-point="8" draw:end-shape="id40" draw:end-glue-point="4" svg:d="M15496 15075v782" svg:viewBox="0 0 1 7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7T13:28:34.220032000</meta:creation-date>
    <dc:date>2014-04-07T15:38:38.788268000</dc:date>
    <meta:editing-duration>PT1H54M47S</meta:editing-duration>
    <meta:editing-cycles>1</meta:editing-cycles>
    <meta:document-statistic meta:object-count="102"/>
    <meta:generator>LibreOffice/4.2.2.1$MacOSX_X86_64 LibreOffice_project/3be8cda0bddd8e430d8cda1ebfd581265cca5a0f</meta:generator>
  </office:meta>
</office:document-meta>
</file>